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paragraph-rsid="000a9692" style:font-size-asian="9pt" style:font-size-complex="9pt"/>
    </style:style>
    <style:style style:name="P2" style:family="paragraph" style:parent-style-name="Standard">
      <style:text-properties style:text-position="0% 100%" fo:font-size="11pt" officeooo:rsid="000a9692" officeooo:paragraph-rsid="000a9692" style:font-size-asian="11pt" style:font-size-complex="11pt"/>
    </style:style>
    <style:style style:name="P3" style:family="paragraph" style:parent-style-name="Standard">
      <style:text-properties style:text-position="0% 100%" fo:font-size="11pt" officeooo:rsid="000aa9fd" officeooo:paragraph-rsid="000aa9fd" style:font-size-asian="11pt" style:font-size-complex="11pt"/>
    </style:style>
    <style:style style:name="P4" style:family="paragraph" style:parent-style-name="Standard">
      <style:text-properties style:text-position="0% 100%" fo:font-size="11pt" officeooo:rsid="00116b17" officeooo:paragraph-rsid="0013598b" style:font-size-asian="11pt" style:font-size-complex="11pt"/>
    </style:style>
    <style:style style:name="P5" style:family="paragraph" style:parent-style-name="Standard">
      <style:text-properties style:text-position="0% 100%" fo:font-size="11pt" officeooo:rsid="0013598b" officeooo:paragraph-rsid="0013598b" style:font-size-asian="11pt" style:font-size-complex="11pt"/>
    </style:style>
    <style:style style:name="P6" style:family="paragraph" style:parent-style-name="Standard">
      <style:text-properties style:text-position="0% 100%" fo:font-size="11pt" officeooo:rsid="0014e38c" officeooo:paragraph-rsid="0013598b" style:font-size-asian="11pt" style:font-size-complex="11pt"/>
    </style:style>
    <style:style style:name="P7" style:family="paragraph" style:parent-style-name="Standard">
      <style:text-properties officeooo:rsid="0008a9c3" officeooo:paragraph-rsid="0008a9c3"/>
    </style:style>
    <style:style style:name="P8" style:family="paragraph" style:parent-style-name="Standard">
      <style:text-properties fo:font-size="11pt" officeooo:rsid="0008a9c3" officeooo:paragraph-rsid="0008a9c3" style:font-size-asian="11pt" style:font-size-complex="11pt"/>
    </style:style>
    <style:style style:name="P9" style:family="paragraph" style:parent-style-name="Standard">
      <style:text-properties fo:font-size="11pt" officeooo:rsid="001ee9f0" officeooo:paragraph-rsid="001a53c5" style:font-size-asian="11pt" style:font-size-complex="11pt"/>
    </style:style>
    <style:style style:name="P10" style:family="paragraph" style:parent-style-name="Standard">
      <style:text-properties fo:font-size="11pt" officeooo:rsid="0022d314" officeooo:paragraph-rsid="002238c6" style:font-size-asian="11pt" style:font-size-complex="11pt"/>
    </style:style>
    <style:style style:name="P11" style:family="paragraph" style:parent-style-name="Standard">
      <style:text-properties fo:font-size="11pt" fo:font-style="italic" officeooo:rsid="00188d32" officeooo:paragraph-rsid="001948e3" style:font-size-asian="11pt" style:font-style-asian="italic" style:font-size-complex="11pt" style:font-style-complex="italic"/>
    </style:style>
    <style:style style:name="P12" style:family="paragraph" style:parent-style-name="Standard">
      <style:text-properties officeooo:paragraph-rsid="000aa9fd"/>
    </style:style>
    <style:style style:name="P13" style:family="paragraph" style:parent-style-name="Standard">
      <style:text-properties officeooo:paragraph-rsid="0013598b"/>
    </style:style>
    <style:style style:name="P14" style:family="paragraph" style:parent-style-name="Standard">
      <style:text-properties officeooo:paragraph-rsid="0018fbab"/>
    </style:style>
    <style:style style:name="P15" style:family="paragraph" style:parent-style-name="Standard">
      <style:text-properties officeooo:paragraph-rsid="0014e38c"/>
    </style:style>
    <style:style style:name="P16" style:family="paragraph" style:parent-style-name="Standard">
      <style:text-properties officeooo:paragraph-rsid="00203507"/>
    </style:style>
    <style:style style:name="P17" style:family="paragraph" style:parent-style-name="Standard">
      <style:text-properties officeooo:paragraph-rsid="002674d9"/>
    </style:style>
    <style:style style:name="P18" style:family="paragraph" style:parent-style-name="Standard">
      <style:text-properties officeooo:paragraph-rsid="001a53c5"/>
    </style:style>
    <style:style style:name="P19" style:family="paragraph" style:parent-style-name="Standard">
      <style:text-properties officeooo:paragraph-rsid="00295f30"/>
    </style:style>
    <style:style style:name="P20" style:family="paragraph" style:parent-style-name="Standard">
      <style:text-properties officeooo:paragraph-rsid="002ae416"/>
    </style:style>
    <style:style style:name="P21" style:family="paragraph" style:parent-style-name="Standard">
      <style:text-properties officeooo:paragraph-rsid="002b5b59"/>
    </style:style>
    <style:style style:name="P22" style:family="paragraph" style:parent-style-name="Standard">
      <style:text-properties officeooo:paragraph-rsid="002c9412"/>
    </style:style>
    <style:style style:name="P23" style:family="paragraph" style:parent-style-name="Footnote">
      <style:paragraph-properties fo:margin-left="0cm" fo:margin-right="0cm" fo:text-indent="0cm" style:auto-text-indent="false"/>
      <style:text-properties fo:font-size="9pt" officeooo:rsid="0018fbab" officeooo:paragraph-rsid="0018fbab" style:font-size-asian="9pt" style:font-size-complex="9pt"/>
    </style:style>
    <style:style style:name="P24" style:family="paragraph" style:parent-style-name="Footnote">
      <style:paragraph-properties fo:margin-left="0cm" fo:margin-right="0cm" fo:text-indent="0cm" style:auto-text-indent="false"/>
      <style:text-properties fo:font-size="9pt" officeooo:rsid="00295f30" officeooo:paragraph-rsid="00295f30" style:font-size-asian="9pt" style:font-size-complex="9pt"/>
    </style:style>
    <style:style style:name="P25" style:family="paragraph" style:parent-style-name="Footnote">
      <style:text-properties fo:font-size="9pt" officeooo:rsid="002da091" officeooo:paragraph-rsid="002da091" style:font-size-asian="9pt" style:font-size-complex="9pt"/>
    </style:style>
    <style:style style:name="P26" style:family="paragraph" style:parent-style-name="Standard">
      <style:text-properties style:text-position="0% 100%" fo:font-size="11pt" officeooo:rsid="00116b17" officeooo:paragraph-rsid="00203507" style:font-size-asian="11pt" style:font-size-complex="11pt"/>
    </style:style>
    <style:style style:name="P27" style:family="paragraph" style:parent-style-name="Standard">
      <style:text-properties fo:font-size="11pt" officeooo:rsid="002674d9" officeooo:paragraph-rsid="002674d9" style:font-size-asian="11pt" style:font-size-complex="11pt"/>
    </style:style>
    <style:style style:name="P28" style:family="paragraph" style:parent-style-name="Standard">
      <style:text-properties fo:font-size="11pt" officeooo:rsid="00295f30" officeooo:paragraph-rsid="00295f30" style:font-size-asian="11pt" style:font-size-complex="11pt"/>
    </style:style>
    <style:style style:name="P29" style:family="paragraph" style:parent-style-name="Standard">
      <style:text-properties fo:font-size="11pt" officeooo:rsid="002ae416" officeooo:paragraph-rsid="002ae416" style:font-size-asian="11pt" style:font-size-complex="11pt"/>
    </style:style>
    <style:style style:name="P30" style:family="paragraph" style:parent-style-name="Standard">
      <style:text-properties fo:font-size="11pt" officeooo:rsid="002c9412" officeooo:paragraph-rsid="002c9412" style:font-size-asian="11pt" style:font-size-complex="11pt"/>
    </style:style>
    <style:style style:name="T1" style:family="text">
      <style:text-properties style:text-position="super 58%" fo:font-size="11pt" officeooo:rsid="0008a9c3" style:font-size-asian="11pt" style:font-size-complex="11pt"/>
    </style:style>
    <style:style style:name="T2" style:family="text">
      <style:text-properties style:text-position="0% 100%" officeooo:rsid="000a9692"/>
    </style:style>
    <style:style style:name="T3" style:family="text">
      <style:text-properties style:text-position="0% 100%" officeooo:rsid="00116b17"/>
    </style:style>
    <style:style style:name="T4" style:family="text">
      <style:text-properties style:text-position="0% 100%" fo:font-size="11pt" officeooo:rsid="000a9692" style:font-size-asian="11pt" style:font-size-complex="11pt"/>
    </style:style>
    <style:style style:name="T5" style:family="text">
      <style:text-properties style:text-position="0% 100%" fo:font-size="11pt" officeooo:rsid="000aa9fd" style:font-size-asian="11pt" style:font-size-complex="11pt"/>
    </style:style>
    <style:style style:name="T6" style:family="text">
      <style:text-properties style:text-position="0% 100%" fo:font-size="11pt" officeooo:rsid="0018fbab" style:font-size-asian="11pt" style:font-size-complex="11pt"/>
    </style:style>
    <style:style style:name="T7" style:family="text">
      <style:text-properties style:text-position="0% 100%" fo:font-size="11pt" officeooo:rsid="00116b17" style:font-size-asian="11pt" style:font-size-complex="11pt"/>
    </style:style>
    <style:style style:name="T8" style:family="text">
      <style:text-properties style:text-position="0% 100%" fo:font-size="11pt" officeooo:rsid="0013598b" style:font-size-asian="11pt" style:font-size-complex="11pt"/>
    </style:style>
    <style:style style:name="T9" style:family="text">
      <style:text-properties style:text-position="0% 100%" fo:font-size="11pt" officeooo:rsid="0014f0c7" style:font-size-asian="11pt" style:font-size-complex="11pt"/>
    </style:style>
    <style:style style:name="T10" style:family="text">
      <style:text-properties style:text-position="0% 100%" fo:font-size="11pt" officeooo:rsid="0014e38c" style:font-size-asian="11pt" style:font-size-complex="11pt"/>
    </style:style>
    <style:style style:name="T11" style:family="text">
      <style:text-properties style:text-position="0% 100%" fo:font-size="11pt" officeooo:rsid="001948e3" style:font-size-asian="11pt" style:font-size-complex="11pt"/>
    </style:style>
    <style:style style:name="T12" style:family="text">
      <style:text-properties style:text-position="0% 100%" fo:font-size="11pt" officeooo:rsid="0014e5d0" style:font-size-asian="11pt" style:font-size-complex="11pt"/>
    </style:style>
    <style:style style:name="T13" style:family="text">
      <style:text-properties style:text-position="0% 100%" fo:font-size="11pt" officeooo:rsid="0008a9c3" style:font-size-asian="11pt" style:font-size-complex="11pt"/>
    </style:style>
    <style:style style:name="T14" style:family="text">
      <style:text-properties style:text-position="0% 100%" fo:font-size="11pt" officeooo:rsid="000a841a" style:font-size-asian="11pt" style:font-size-complex="11pt"/>
    </style:style>
    <style:style style:name="T15" style:family="text">
      <style:text-properties style:text-position="0% 100%" fo:font-size="11pt" officeooo:rsid="000ddb3e" style:font-size-asian="11pt" style:font-size-complex="11pt"/>
    </style:style>
    <style:style style:name="T16" style:family="text">
      <style:text-properties style:text-position="0% 100%" fo:font-size="11pt" officeooo:rsid="00188d32" style:font-size-asian="11pt" style:font-size-complex="11pt"/>
    </style:style>
    <style:style style:name="T17" style:family="text">
      <style:text-properties style:text-position="0% 100%" fo:font-size="11pt" officeooo:rsid="00207e9b" style:font-size-asian="11pt" style:font-size-complex="11pt"/>
    </style:style>
    <style:style style:name="T18" style:family="text">
      <style:text-properties style:text-position="0% 100%" fo:font-size="11pt" officeooo:rsid="00113d6b" style:font-size-asian="11pt" style:font-size-complex="11pt"/>
    </style:style>
    <style:style style:name="T19" style:family="text">
      <style:text-properties style:text-position="0% 100%" fo:font-size="11pt" officeooo:rsid="002ae416" style:font-size-asian="11pt" style:font-size-complex="11pt"/>
    </style:style>
    <style:style style:name="T20" style:family="text">
      <style:text-properties style:text-position="0% 100%" fo:font-size="11pt" officeooo:rsid="002c9412" style:font-size-asian="11pt" style:font-size-complex="11pt"/>
    </style:style>
    <style:style style:name="T21" style:family="text">
      <style:text-properties style:text-position="0% 100%" fo:font-size="11pt" officeooo:rsid="002f18ef" style:font-size-asian="11pt" style:font-size-complex="11pt"/>
    </style:style>
    <style:style style:name="T22" style:family="text">
      <style:text-properties style:text-position="0% 100%" fo:font-size="11pt" officeooo:rsid="002fbf10" style:font-size-asian="11pt" style:font-size-complex="11pt"/>
    </style:style>
    <style:style style:name="T23" style:family="text">
      <style:text-properties style:text-position="0% 100%" fo:font-size="11pt" officeooo:rsid="0037f0b5" style:font-size-asian="11pt" style:font-size-complex="11pt"/>
    </style:style>
    <style:style style:name="T24" style:family="text">
      <style:text-properties style:text-position="0% 100%" fo:font-size="11pt" officeooo:rsid="00390f2d" style:font-size-asian="11pt" style:font-size-complex="11pt"/>
    </style:style>
    <style:style style:name="T25" style:family="text">
      <style:text-properties style:text-position="0% 100%" fo:font-size="11pt" officeooo:rsid="003afb17" style:font-size-asian="11pt" style:font-size-complex="11pt"/>
    </style:style>
    <style:style style:name="T26" style:family="text">
      <style:text-properties style:text-position="0% 100%" fo:font-size="11pt" officeooo:rsid="000a841a" fo:background-color="#ffff00" loext:char-shading-value="0" style:font-size-asian="11pt" style:font-size-complex="11pt"/>
    </style:style>
    <style:style style:name="T27" style:family="text">
      <style:text-properties style:text-position="0% 100%" fo:font-size="11pt" officeooo:rsid="0018fbab" fo:background-color="transparent" loext:char-shading-value="0" style:font-size-asian="11pt" style:font-size-complex="11pt"/>
    </style:style>
    <style:style style:name="T28" style:family="text">
      <style:text-properties style:text-position="0% 100%" fo:font-size="11pt" officeooo:rsid="002f18ef" fo:background-color="transparent" loext:char-shading-value="0" style:font-size-asian="11pt" style:font-size-complex="11pt"/>
    </style:style>
    <style:style style:name="T29" style:family="text">
      <style:text-properties style:text-position="0% 100%" fo:font-size="11pt" officeooo:rsid="0014e38c" fo:background-color="transparent" loext:char-shading-value="0" style:font-size-asian="11pt" style:font-size-complex="11pt"/>
    </style:style>
    <style:style style:name="T30" style:family="text">
      <style:text-properties style:text-position="0% 100%" fo:font-size="11pt" officeooo:rsid="0014f0c7" fo:background-color="transparent" loext:char-shading-value="0" style:font-size-asian="11pt" style:font-size-complex="11pt"/>
    </style:style>
    <style:style style:name="T31" style:family="text">
      <style:text-properties style:text-position="0% 100%" fo:font-size="11pt" officeooo:rsid="0014e5d0" fo:background-color="transparent" loext:char-shading-value="0" style:font-size-asian="11pt" style:font-size-complex="11pt"/>
    </style:style>
    <style:style style:name="T32" style:family="text">
      <style:text-properties style:text-position="0% 100%" fo:font-size="11pt" officeooo:rsid="000a841a" fo:background-color="transparent" loext:char-shading-value="0" style:font-size-asian="11pt" style:font-size-complex="11pt"/>
    </style:style>
    <style:style style:name="T33" style:family="text">
      <style:text-properties fo:font-size="9pt" officeooo:rsid="001a53c5" style:font-size-asian="9pt" style:font-size-complex="9pt"/>
    </style:style>
    <style:style style:name="T34" style:family="text">
      <style:text-properties fo:font-size="9pt" officeooo:rsid="002b5b59" style:font-size-asian="9pt" style:font-size-complex="9pt"/>
    </style:style>
    <style:style style:name="T35" style:family="text">
      <style:text-properties fo:font-size="11pt" officeooo:rsid="0014e5d0" style:font-size-asian="11pt" style:font-size-complex="11pt"/>
    </style:style>
    <style:style style:name="T36" style:family="text">
      <style:text-properties fo:font-size="11pt" officeooo:rsid="001948e3" style:font-size-asian="11pt" style:font-size-complex="11pt"/>
    </style:style>
    <style:style style:name="T37" style:family="text">
      <style:text-properties fo:font-size="11pt" officeooo:rsid="001a53c5" style:font-size-asian="11pt" style:font-size-complex="11pt"/>
    </style:style>
    <style:style style:name="T38" style:family="text">
      <style:text-properties fo:font-size="11pt" officeooo:rsid="001b3ba3" style:font-size-asian="11pt" style:font-size-complex="11pt"/>
    </style:style>
    <style:style style:name="T39" style:family="text">
      <style:text-properties fo:font-size="11pt" officeooo:rsid="001bf0ac" style:font-size-asian="11pt" style:font-size-complex="11pt"/>
    </style:style>
    <style:style style:name="T40" style:family="text">
      <style:text-properties fo:font-size="11pt" officeooo:rsid="001e0e4a" style:font-size-asian="11pt" style:font-size-complex="11pt"/>
    </style:style>
    <style:style style:name="T41" style:family="text">
      <style:text-properties fo:font-size="11pt" officeooo:rsid="001c4373" style:font-size-asian="11pt" style:font-size-complex="11pt"/>
    </style:style>
    <style:style style:name="T42" style:family="text">
      <style:text-properties fo:font-size="11pt" officeooo:rsid="001ee9f0" style:font-size-asian="11pt" style:font-size-complex="11pt"/>
    </style:style>
    <style:style style:name="T43" style:family="text">
      <style:text-properties fo:font-size="11pt" officeooo:rsid="0008a9c3" style:font-size-asian="11pt" style:font-size-complex="11pt"/>
    </style:style>
    <style:style style:name="T44" style:family="text">
      <style:text-properties fo:font-size="11pt" officeooo:rsid="00203507" style:font-size-asian="11pt" style:font-size-complex="11pt"/>
    </style:style>
    <style:style style:name="T45" style:family="text">
      <style:text-properties fo:font-size="11pt" officeooo:rsid="00207e9b" style:font-size-asian="11pt" style:font-size-complex="11pt"/>
    </style:style>
    <style:style style:name="T46" style:family="text">
      <style:text-properties fo:font-size="11pt" officeooo:rsid="002238c6" style:font-size-asian="11pt" style:font-size-complex="11pt"/>
    </style:style>
    <style:style style:name="T47" style:family="text">
      <style:text-properties fo:font-size="11pt" officeooo:rsid="0022d314" style:font-size-asian="11pt" style:font-size-complex="11pt"/>
    </style:style>
    <style:style style:name="T48" style:family="text">
      <style:text-properties fo:font-size="11pt" officeooo:rsid="00259f84" style:font-size-asian="11pt" style:font-size-complex="11pt"/>
    </style:style>
    <style:style style:name="T49" style:family="text">
      <style:text-properties fo:font-size="11pt" officeooo:rsid="0023fa74" style:font-size-asian="11pt" style:font-size-complex="11pt"/>
    </style:style>
    <style:style style:name="T50" style:family="text">
      <style:text-properties fo:font-size="11pt" officeooo:rsid="002674d9" style:font-size-asian="11pt" style:font-size-complex="11pt"/>
    </style:style>
    <style:style style:name="T51" style:family="text">
      <style:text-properties fo:font-size="11pt" officeooo:rsid="0027a679" style:font-size-asian="11pt" style:font-size-complex="11pt"/>
    </style:style>
    <style:style style:name="T52" style:family="text">
      <style:text-properties fo:font-size="11pt" officeooo:rsid="00295f30" style:font-size-asian="11pt" style:font-size-complex="11pt"/>
    </style:style>
    <style:style style:name="T53" style:family="text">
      <style:text-properties fo:font-size="11pt" officeooo:rsid="002ae416" style:font-size-asian="11pt" style:font-size-complex="11pt"/>
    </style:style>
    <style:style style:name="T54" style:family="text">
      <style:text-properties fo:font-size="11pt" officeooo:rsid="002b5b59" style:font-size-asian="11pt" style:font-size-complex="11pt"/>
    </style:style>
    <style:style style:name="T55" style:family="text">
      <style:text-properties fo:font-size="11pt" officeooo:rsid="002c9412" style:font-size-asian="11pt" style:font-size-complex="11pt"/>
    </style:style>
    <style:style style:name="T56" style:family="text">
      <style:text-properties fo:font-size="11pt" officeooo:rsid="002da091" style:font-size-asian="11pt" style:font-size-complex="11pt"/>
    </style:style>
    <style:style style:name="T57" style:family="text">
      <style:text-properties fo:font-size="11pt" officeooo:rsid="002fbf10" style:font-size-asian="11pt" style:font-size-complex="11pt"/>
    </style:style>
    <style:style style:name="T58" style:family="text">
      <style:text-properties fo:font-size="11pt" officeooo:rsid="0031d852" style:font-size-asian="11pt" style:font-size-complex="11pt"/>
    </style:style>
    <style:style style:name="T59" style:family="text">
      <style:text-properties fo:font-size="11pt" officeooo:rsid="0037203a" style:font-size-asian="11pt" style:font-size-complex="11pt"/>
    </style:style>
    <style:style style:name="T60" style:family="text">
      <style:text-properties fo:font-size="11pt" officeooo:rsid="003efa95" style:font-size-asian="11pt" style:font-size-complex="11pt"/>
    </style:style>
    <style:style style:name="T61" style:family="text">
      <style:text-properties fo:font-size="11pt" officeooo:rsid="003f08da" style:font-size-asian="11pt" style:font-size-complex="11pt"/>
    </style:style>
    <style:style style:name="T62" style:family="text">
      <style:text-properties fo:font-size="11pt" officeooo:rsid="001948e3" fo:background-color="#ffff00" loext:char-shading-value="0" style:font-size-asian="11pt" style:font-size-complex="11pt"/>
    </style:style>
    <style:style style:name="T63" style:family="text">
      <style:text-properties fo:font-size="11pt" officeooo:rsid="001a53c5" fo:background-color="#ffff00" loext:char-shading-value="0" style:font-size-asian="11pt" style:font-size-complex="11pt"/>
    </style:style>
    <style:style style:name="T64" style:family="text">
      <style:text-properties fo:font-size="11pt" officeooo:rsid="0014e5d0" fo:background-color="#ffff00" loext:char-shading-value="0" style:font-size-asian="11pt" style:font-size-complex="11pt"/>
    </style:style>
    <style:style style:name="T65" style:family="text">
      <style:text-properties fo:font-size="11pt" officeooo:rsid="00207e9b" fo:background-color="transparent" loext:char-shading-value="0" style:font-size-asian="11pt" style:font-size-complex="11pt"/>
    </style:style>
    <style:style style:name="T66" style:family="text">
      <style:text-properties fo:font-size="11pt" officeooo:rsid="002238c6" fo:background-color="transparent" loext:char-shading-value="0" style:font-size-asian="11pt" style:font-size-complex="11pt"/>
    </style:style>
    <style:style style:name="T67" style:family="text">
      <style:text-properties fo:font-size="11pt" officeooo:rsid="00327b40" fo:background-color="transparent" loext:char-shading-value="0" style:font-size-asian="11pt" style:font-size-complex="11pt"/>
    </style:style>
    <style:style style:name="T68" style:family="text">
      <style:text-properties fo:font-size="11pt" officeooo:rsid="00259f84" fo:background-color="transparent" loext:char-shading-value="0" style:font-size-asian="11pt" style:font-size-complex="11pt"/>
    </style:style>
    <style:style style:name="T69" style:family="text">
      <style:text-properties fo:font-size="11pt" officeooo:rsid="002b5b59" fo:background-color="transparent" loext:char-shading-value="0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lovo úvodem</text:h>
      <text:p text:style-name="P11">O Zvěrále o zemi o vodě,</text:p>
      <text:p text:style-name="P11">o smrti se kterou smířit nejde se,</text:p>
      <text:p text:style-name="P11">o lásce o zradě o světě</text:p>
      <text:p text:style-name="P11">a o všech lidech co kdy žili na téhle planetě.</text:p>
      <text:p text:style-name="P7"/>
      <text:p text:style-name="P8">Drahouškové moji!</text:p>
      <text:p text:style-name="P8"/>
      <text:p text:style-name="P16"><text:span text:style-name="T43">Dovolte, abych se představil: </text:span><text:span text:style-name="T59">J</text:span><text:span text:style-name="T43">sem Magistr Celestius a budu vás provázet na nelehké cestě vašimi životy, pomáhat s důležitými životními rozhodnutími a stanu se vaším rádcem a spasit</text:span><text:span text:style-name="T53">e</text:span><text:span text:style-name="T43">lem. Na rozdíl od běžných astrologů, já vyznávám a používám nejstarší a nejpodrobnější systém znamení Zvěrály</text:span><text:span text:style-name="T1">TM</text:span><text:span text:style-name="T13">, jenž vytvoři</text:span><text:span text:style-name="T14">l</text:span><text:span text:style-name="T13"> zapálený a oddaný Martinist</text:span><text:span text:style-name="T14">a Cyrin Karoch Spálený řečený „Fénix“,</text:span><text:span text:style-name="T13"> který se během svých </text:span><text:span text:style-name="T14">poutí, na nichž šířil osvětu a poznání </text:span><text:span text:style-name="T4">prostřednictvím </text:span><text:span text:style-name="T14">pravých klvanistických ideálů, na několik let ztratil v Antilopích kaňonech, kde nenašel jistou smrt, která tam na něj doposud čeká, </text:span><text:span text:style-name="T32">nýbrž</text:span><text:span text:style-name="T14"> procitl a uzřel svět a vesmír v jeho </text:span><text:span text:style-name="T4">plné, </text:span><text:span text:style-name="T14">skutečné </text:span><text:span text:style-name="T4">a nezastřené</text:span><text:span text:style-name="T14"> podobě a mimo jiné popsal jediné správné </text:span><text:span text:style-name="T4">a </text:span><text:span text:style-name="T14">prapůvodní </text:span><text:span text:style-name="T4">z</text:span><text:span text:style-name="T14">namení </text:span><text:span text:style-name="T4">Zvěrály</text:span><text:span text:style-name="T1">TM</text:span><text:span text:style-name="T4"> a </text:span><text:span text:style-name="T14">Kaňonskop</text:span><text:span text:style-name="T14"><text:note text:id="ftn1" text:note-class="footnote"><text:note-citation>1</text:note-citation><text:note-body>
       <text:p text:style-name="P1"><text:span text:style-name="T2"><text:s/>Někde jsem četl, že b</text:span><text:span text:style-name="T3">ěžní</text:span><text:span text:style-name="T2"> smrtelníci mají problémy pochopit i krátká a srozumitelná souvětí. Tak se moc omlouvám. Budu se snažit dělat více teček.</text:span></text:p></text:note-body></text:note></text:span><text:span text:style-name="T14">. </text:span><text:span text:style-name="T4">Zapomeňte </text:span><text:span text:style-name="T19">nyní </text:span><text:span text:style-name="T4">na znamení zvěrokruhu, kter</text:span><text:span text:style-name="T23">ý</text:span><text:span text:style-name="T4"> je pouze chabým odrazem plnosti a krásy znamení Zvěrály</text:span><text:span text:style-name="T1">TM,</text:span><text:span text:style-name="T4"> i na čínská, byť o něco přesnější, stále velmi nepřesná </text:span><text:span text:style-name="T15">znamení</text:span><text:span text:style-name="T4">, která </text:span><text:span text:style-name="T15">jsou také pouze </text:span><text:span text:style-name="T19">prachsprostým </text:span><text:span text:style-name="T15">zjednodušením</text:span><text:span text:style-name="T4"> znamení Zvěrály</text:span><text:span text:style-name="T1">TM</text:span><text:span text:style-name="T4">.</text:span></text:p>
      <text:p text:style-name="P2"/>
      <text:p text:style-name="P16"><text:span text:style-name="T4">Znamení Zvěrály</text:span><text:span text:style-name="T1">TM</text:span><text:span text:style-name="T4"> v sobě kombinuje několik živlů a na rozdíl od ostatních systémů, které mají tendenci tyto pojmy zjednodušovat, Zvěrála pokrývá všech </text:span><text:span text:style-name="T24">osm</text:span><text:span text:style-name="T4">: Chaos, Oheň, Zemi, Život, Vodu, Dřevo, Smrt,Vzduch a Chaos. Tyto živly jsou seřazeny na spirále tvořící Zvěrálu postupně v pořadí popisujícím symbolicky vznik světa. </text:span><text:span text:style-name="T7">Každý z živlů je zastoupen skupinou mytických bytostí, které hrají v alegorii </text:span><text:span text:style-name="T17">vzniku </text:span><text:span text:style-name="T7">světa každé svou roli, a také </text:span><text:span text:style-name="T16">pak</text:span><text:span text:style-name="T7"> reprezentují samotná znamení.</text:span></text:p>
      <text:p text:style-name="P26"/>
      <text:p text:style-name="P20"><text:span text:style-name="T7">A </text:span><text:span text:style-name="T19">teď se pohodlně usaďte, p</text:span><text:span text:style-name="T20">rotože vám</text:span><text:span text:style-name="T19"> h</text:span><text:span text:style-name="T20">odlám</text:span><text:span text:style-name="T19"> ten příběh převyprávět.</text:span></text:p>
      <text:p text:style-name="P2"/>
      <text:p text:style-name="P12"><text:span text:style-name="T4">N</text:span><text:span text:style-name="T6">a počátku všeho</text:span><text:span text:style-name="T5"> byl chaos. Je zastoupen Chimérou, p</text:span><text:span text:style-name="T6">razvláštní bytostí, kombinací mnoha podivných zvířecích částí s několika hlavami. </text:span><text:span text:style-name="T27">Věřte, že více o ní vědět nepotřebujete a </text:span><text:span text:style-name="T28">(</text:span><text:span text:style-name="T27">i když si to možná neuvědomujete</text:span><text:span text:style-name="T28">)</text:span><text:span text:style-name="T27"> ani nechcete. </text:span></text:p>
      <text:p text:style-name="P3"/>
      <text:p text:style-name="P13"><text:span text:style-name="T5">Chaos m</text:span><text:span text:style-name="T9">ohl</text:span><text:span text:style-name="T5"> být poražen pouze </text:span><text:span text:style-name="T18">o</text:span><text:span text:style-name="T5">hněm, z něj povstal první život a vznikl svět. </text:span><text:span text:style-name="T18">Jeho symbolem je Fénix, který znázorňuje koloběh života, neboť z ohně prvně povstal a na konci života vzplane a shoří, aby se pak z popel</text:span><text:span text:style-name="T21">a</text:span><text:span text:style-name="T18"> znovu narodil. Fénixova </text:span><text:span text:style-name="T16">břemena</text:span><text:span text:style-name="T18"> mají léčivou moc. </text:span><text:span text:style-name="T7">Fénix</text:span><text:span text:style-name="T18"> také dokáže unést s</text:span><text:span text:style-name="T16">lzy</text:span><text:span text:style-name="T18"> mnohokrát těžší než je </text:span><text:span text:style-name="T16">on </text:span><text:span text:style-name="T18">sám. </text:span><text:span text:style-name="T7">Jedná se o vznosný ideál a předobraz dokonalé bytosti. Spolu s Fénixem z ohně povstal i Toch Amo’gaši. </text:span><text:span text:style-name="T21">J</text:span><text:span text:style-name="T7">edná se o bytost takové velikosti a komplexnosti, že pro běžného smrtelníka je nemožné jej uzřít. Přežívá proto mimo náš v</text:span><text:span text:style-name="T8">esmír</text:span><text:span text:style-name="T7"> a vysílá svou projekci, která se převtěluje </text:span><text:span text:style-name="T8">v podobu člověka a skrze niž</text:span><text:span text:style-name="T7"> monitoruje dění ve světě. Až bude světu nejhůř, zasáhne svou božskou silou. Dělá to proto, že mu věštba, kterou sám vyřkl, předpovídá, že jen on bude mít schopnosti svět zachránit. </text:span><text:span text:style-name="T8">Podle zlých jazyků s</text:span><text:span text:style-name="T7">vůj dar předvídání a silnou intuici zakoupil od římského převozníka Ostantina Oreliuse.</text:span></text:p>
      <text:p text:style-name="P4"/>
      <text:p text:style-name="P14"><text:span text:style-name="T7">K</text:span><text:span text:style-name="T8">dyž se oheň vybouřil a </text:span><text:span text:style-name="T11">začal </text:span><text:span text:style-name="T8">vychl</text:span><text:span text:style-name="T11">ádat</text:span><text:span text:style-name="T8">, povstala z něj země, ze které byly stvořeny další bytosti. Sfinga ukazuje neústupnost, neoblomnost a pevnost skály, ale </text:span><text:span text:style-name="T11">zároveň </text:span><text:span text:style-name="T8">d</text:span><text:span text:style-name="T6">ává varování</text:span><text:span text:style-name="T8">, že země není na rozdíl od ohně věčná ani nezničitelná a může se velmi znenadání d</text:span><text:span text:style-name="T6">oslova ztratit pod vašima nohama,</text:span><text:span text:style-name="T6"><text:note text:id="ftn2" text:note-class="footnote"><text:note-citation>2</text:note-citation><text:note-body>
       <text:p text:style-name="P23"><text:s/>Vy co si myslíte, že se jedná jen o přísloví, tak buďte rádi, protože vám se tím pádem ještě nikdy pevná půda pod nohama neztratila.</text:p></text:note-body></text:note></text:span><text:span text:style-name="T6"> </text:span><text:span text:style-name="T8">stejně jako </text:span><text:span text:style-name="T22">S</text:span><text:span text:style-name="T8">finga, vrhnuvš</text:span><text:span text:style-name="T25">í</text:span><text:span text:style-name="T8"> s</text:span><text:span text:style-name="T6">e</text:span><text:span text:style-name="T8"> podle staré řecké báje </text:span><text:span text:style-name="T6">znenadání </text:span><text:span text:style-name="T8">do propasti. </text:span><text:span text:style-name="T6">Čím více se země od ohně vzdalovala, tím více se z ní však vytrácela i energie a začala se </text:span><text:span text:style-name="T11">tak </text:span><text:span text:style-name="T6">stávat studenou a temnou. </text:span><text:span text:style-name="T8">Vlkodlak a Zlovlk jsou bytosti temné povahy žíznící po krvi, </text:span><text:span text:style-name="T9">odsouzené</text:span><text:span text:style-name="T8"> k věčném</text:span><text:span text:style-name="T9">u</text:span><text:span text:style-name="T8"> nočním lovu, </text:span><text:span text:style-name="T6">které </text:span><text:span text:style-name="T8">stále hledají a nenacházejí. To proto, že </text:span><text:span text:style-name="T9">sice cítí, že </text:span><text:span text:style-name="T8">jsou potom</text:span><text:span text:style-name="T6">ky</text:span><text:span text:style-name="T8"> ohně, a</text:span><text:span text:style-name="T19">le ten</text:span><text:span text:style-name="T17"> v nich </text:span><text:span text:style-name="T8">už </text:span><text:span text:style-name="T17">s</text:span><text:span text:style-name="T19">koro </text:span><text:span text:style-name="T8">vyhasl a zůstala jen temná prázdnota. </text:span><text:span text:style-name="T6">Oheň již není jejich součástí a proto také tyto bytosti mají z ohně bytostnou hrůzu.</text:span></text:p>
      <text:p text:style-name="P5"/>
      <text:p text:style-name="P13"><text:soft-page-break/><text:span text:style-name="T8">Tam, kde oheň v zemi nadobro vychladl, </text:span><text:span text:style-name="T10">začala se vtírat prázdnota a zapomnění. Avšak v poslední chvíli, </text:span><text:span text:style-name="T11">ještě </text:span><text:span text:style-name="T9">než se náš svět propadl zpět do chaosu,</text:span><text:span text:style-name="T10"> byl v chladné zemi probuzen Život. Jednorožec je vznešeným symbolem krásy, čistoty a nevinnosti. Je však zároveň chladný a tajemný. To proto, že je čistým spojením života a s</text:span><text:span text:style-name="T11">tudené </text:span><text:span text:style-name="T10">země. Gryffin v sobě naopak nepostrádá živost a sílu ohně. </text:span><text:span text:style-name="T9">V</text:span><text:span text:style-name="T10">zešel téměř výhradně </text:span><text:span text:style-name="T17">ze </text:span><text:span text:style-name="T10">spojení těchto dvou živlů. Je předobrazem mnoha vznešených šelem, ale stejně dobře i dravých ptáků. </text:span><text:span text:style-name="T29">Spojením ohně, země a života </text:span><text:span text:style-name="T30">pak </text:span><text:span text:style-name="T29">byl odkryt plný potenciál </text:span><text:span text:style-name="T31">a síla stvoření, </text:span><text:span text:style-name="T30">a</text:span><text:span text:style-name="T31"> ta dala vzniknout tvorům</text:span><text:span text:style-name="T12"> nebývalých rozměrů a schopností. Lví želvy jsou prastarým ztělesněním moudrosti, </text:span><text:span text:style-name="T9">p</text:span><text:span text:style-name="T12">yšní se neuvěřitelnou vnitřní silou a dlouhověkostí.</text:span></text:p>
      <text:p text:style-name="P6"/>
      <text:p text:style-name="P15"><text:span text:style-name="T10">Voda p</text:span><text:span text:style-name="T35">řišla, aby z</text:span><text:span text:style-name="T36">chladila žár</text:span><text:span text:style-name="T35"> oh</text:span><text:span text:style-name="T36">ně</text:span><text:span text:style-name="T35">, </text:span><text:span text:style-name="T36">zatopila zemi a z</text:span><text:span text:style-name="T37">ničila</text:span><text:span text:style-name="T36"> vše živé</text:span><text:span text:style-name="T35">. Voda j</text:span><text:span text:style-name="T36">e velmi mocná</text:span><text:span text:style-name="T35">, </text:span><text:span text:style-name="T36">téměř nep</text:span><text:span text:style-name="T37">orazitelná</text:span><text:span text:style-name="T36">, vrací </text:span><text:span text:style-name="T37">se totiž </text:span><text:span text:style-name="T36">v nekonečném koloběhu </text:span><text:span text:style-name="T54">a neúnavně se snaží dokončit své</text:span><text:span text:style-name="T37"> dílo</text:span><text:span text:style-name="T36">.</text:span><text:span text:style-name="T35"> </text:span><text:span text:style-name="T36">Nechybělo málo, aby nad ostatními živly zvítězila, dokonce už se na světě stala téměř všudypřítomnou, avšak nakonec byla donucena k nedobrovolnému spojení s životem i se zemí</text:span><text:span text:style-name="T35">. </text:span><text:span text:style-name="T36">S o</text:span><text:span text:style-name="T57">h</text:span><text:span text:style-name="T36">něm se však jako s prv</text:span><text:span text:style-name="T39">o</text:span><text:span text:style-name="T36">počátkem našeho světa a přirozeným protikladem s</text:span><text:span text:style-name="T37">pojit nedokáže</text:span><text:span text:style-name="T36">.</text:span><text:span text:style-name="T36"><text:note text:id="ftn3" text:note-class="footnote"><text:note-citation>3</text:note-citation><text:note-body>
       <text:p text:style-name="P18"><text:span text:style-name="T33"><text:s/>P</text:span><text:span text:style-name="T34">roto také</text:span><text:span text:style-name="T33"> sfinga, jako čisté ztělesnění země, </text:span><text:span text:style-name="T34">je</text:span><text:span text:style-name="T33"> spojována s pouští, jedním z mála míst, kam voda téměř nedosáhne, a svůj konec našla právě ve vodě, na mořském dně.</text:span></text:p></text:note-body></text:note></text:span><text:span text:style-name="T35"> Ve svých počátcích t</text:span><text:span text:style-name="T37">edy byla voda ničivou a zrádnou. </text:span><text:span text:style-name="T38">Všechny bájné vodní bytosti symbolizují jednu z ničivých vlastností vody. </text:span><text:span text:style-name="T37">Yetti je ztělesněním ledu </text:span><text:span text:style-name="T38">a s</text:span><text:span text:style-name="T40">mrtícího mrazu</text:span><text:span text:style-name="T38">. Dále máme strašlivé mořské stvůry: Kraken, </text:span><text:span text:style-name="T40">moře samo, má neskutečnou sílu a nejděsivější sbírku šachových figurek na světě, zastupuje ničivou sílu bouří</text:span><text:span text:style-name="T38">. Vyjící chluporyba je p</text:span><text:span text:style-name="T40">říšerným</text:span><text:span text:style-name="T38"> tvorem mořských hlubin, j</text:span><text:span text:style-name="T40">e znechucená životem a číhá v temných zákoutích, aby k sobě stáhla i další, a to doslova - koho Vyjící chluporyba pokouše, ten se v ni začne měnit také. Symbolizuje temnotu v hlubinách, schopnost vody zaplavit zem. </text:span><text:span text:style-name="T38">S</text:span><text:span text:style-name="T41">irény jsou sice krásné navenek, ale nestvůrné pod povrchem, lákají k sobě lidi a stahují je do hlubin. </text:span><text:span text:style-name="T40">Představují nebezpečí utonutí. Nessi </text:span><text:span text:style-name="T42">zastupuje skrytá nebezpečí, která voda dokáže připravit </text:span><text:span text:style-name="T54">třeba v podobě</text:span><text:span text:style-name="T42"> bažin, do kterých lze </text:span><text:span text:style-name="T45">nevědomky</text:span><text:span text:style-name="T42"> zapadnout a setkat se se smrtí. Sama je velmi záhadná a není snadné ji spatřit.</text:span><text:span text:style-name="T40"> </text:span><text:span text:style-name="T41">N</text:span><text:span text:style-name="T42">ejméně děsivý z</text:span><text:span text:style-name="T45">e všech</text:span><text:span text:style-name="T42"> vodních bytostí je Kyklop, přes svůj děsivý zevnějšek. </text:span><text:span text:style-name="T60">N</text:span><text:span text:style-name="T42">ení uvnitř příliš zlý, jedná se o přímý opak Sirény a prvopočátek spojení vody a země.</text:span></text:p>
      <text:p text:style-name="P9"/>
      <text:p text:style-name="P21"><text:span text:style-name="T42">D</text:span><text:span text:style-name="T45">řevo povstalo ve chvíli, kdy země a život donutily vodu, aby se s nimi spojila, </text:span><text:span text:style-name="T54">a plně ji dostaly pod kontrolu</text:span><text:span text:style-name="T45">. Kombinací těchto tří živlů vznikl jeden z nejmocnějších živlů vůbec. Má pevnost a sílu země, houževnatost vody a vnitřní sílu, kterou mu vdechl život. Kvůli přítomnosti vody se však stal z ohně jeho zapřisáhlý nepřítel. </text:span><text:span text:style-name="T46">O</text:span><text:span text:style-name="T45">heň totiž nikdy spojení v</text:span><text:span text:style-name="T46">ody, země a života</text:span><text:span text:style-name="T45"> neschvaloval, </text:span><text:span text:style-name="T65">a dřevo tak dokáže svou ničivou mocí p</text:span><text:span text:style-name="T66">roměnit v </text:span><text:span text:style-name="T65">popel </text:span><text:span text:style-name="T67">a </text:span><text:span text:style-name="T65">vodu </text:span><text:span text:style-name="T66">o</text:span><text:span text:style-name="T68">d země </text:span><text:span text:style-name="T69">tak opět oddělit</text:span><text:span text:style-name="T46">. První bytosti, které demonstrovaly sílu dřeva, byly až děsivé: Olifanti jsou ztělesnění</text:span><text:span text:style-name="T58">m</text:span><text:span text:style-name="T46"> všech vlastností dřeva ve své obrovské majestátnosti. Neméně ohromné jsou i Labutě, pyšní bělostní ptáci s množstvím božských schopností, opředení řadou legend. Labuť je jeden z nejmocnějších tvorů znamení Zvěrály</text:span><text:span text:style-name="T1">TM</text:span><text:span text:style-name="T46">, reprezentuje zlatý věk vzniku světa a má také jednu z nejsložitějších a nejkomplexnějších osobností. Neméně působiví jsou Enti, předchůdci všech stromů. Symbolizují dlouhověkost a houževnatost dřeva. Drobnou hříčkou Zvěrály jsou </text:span><text:span text:style-name="T54">pak </text:span><text:span text:style-name="T46">Ždiboni. </text:span><text:span text:style-name="T47">Ždiboň je</text:span><text:span text:style-name="T46"> </text:span><text:span text:style-name="T47">malé roztomilé zvíře, které se svou roztomilostí vetře k vám domů. Pak se mění v nesnesitelně otravného tvora, tak moc, že se nedokáže snést sám a páchá sebevraždu.</text:span></text:p>
      <text:p text:style-name="P10"/>
      <text:p text:style-name="P17"><text:span text:style-name="T47">V </text:span><text:span text:style-name="T55">době,</text:span><text:span text:style-name="T48"> kdy</text:span><text:span text:style-name="T49"> byl život v plné síle a m</text:span><text:span text:style-name="T55">ohlo se zdát</text:span><text:span text:style-name="T49">, že jej nic nemůže zastavit, povstal nejtemnější z živlů, smrt. </text:span><text:span text:style-name="T48">Příchod smrti byl pro </text:span><text:span text:style-name="T55">všechny </text:span><text:span text:style-name="T48">ostatní </text:span><text:span text:style-name="T50">živly</text:span><text:span text:style-name="T48"> </text:span><text:span text:style-name="T55">tou </text:span><text:span text:style-name="T48">nejstrašlivější zkouškou. Smrt symbolizuje uvědomění si vlastních limitů, konečnosti </text:span><text:span text:style-name="T50">a </text:span><text:span text:style-name="T48">nicotnosti v porovnání s nekonečnou široširou prázdnotou. Ze strachu ze smrti a příchodu věčné temnoty vzešla </text:span><text:span text:style-name="T50">v pravdě hrůzná znamení</text:span><text:span text:style-name="T48">: Goa‘uld, </text:span><text:span text:style-name="T50">Kerberos, Akromantule, Bazilišek a Vetřelec. Smrt lze však chápat </text:span><text:span text:style-name="T55">také </text:span><text:span text:style-name="T50">jako spravedlnost, která nedělá mezi nikým rozdíl - pro každého si jednou v </text:span><text:span text:style-name="T55">ten</text:span><text:span text:style-name="T50"> správný čas přijde.</text:span></text:p>
      <text:p text:style-name="P27"/>
      <text:p text:style-name="P19"><text:span text:style-name="T50">O</text:span><text:span text:style-name="T54">smý živel</text:span><text:span text:style-name="T50">, vzduch symbolizuje touhu vznést se a uniknout ze spárů smrti. J</text:span><text:span text:style-name="T55">e to </text:span><text:span text:style-name="T50">vzhlížení k </text:span><text:span text:style-name="T55">nedosažitelným </text:span><text:span text:style-name="T50">ideálům a touha po nalezení smyslu života. </text:span><text:span text:style-name="T51">Okřídlený kůň Pegas je čistým ztělesněním vzduchu, nádherný a vznešený. Horus má v sobě něco z ohně, který mu dodává sílu činu a zároveň i cosi božského. V </text:span><text:span text:style-name="T54">Horovi došlo</text:span><text:span text:style-name="T51"> k </text:span><text:span text:style-name="T54">naplnění</text:span><text:span text:style-name="T51"> to</text:span><text:span text:style-name="T54">ho</text:span><text:span text:style-name="T51">, o čem se vzduchu m</text:span><text:span text:style-name="T56">ůže jen snít</text:span><text:span text:style-name="T51">. Velká A‘tuin vznikla spojením ohně, země, života, jako lví želvy, ovšem jejím domovem se namísto země stal širý vesmír, protože má v sobě zároveň h</text:span><text:span text:style-name="T56">odně</text:span><text:span text:style-name="T51"> ze vzduchu. Tam</text:span><text:span text:style-name="T61">,</text:span><text:span text:style-name="T51"> kde to bylo možné, byla A‘tuin oproti lví želvě ještě zvětšena. </text:span><text:span text:style-name="T52">Je</text:span><text:span text:style-name="T51">stliže lví želvy mohou na svých zádech nést celé ostrovy, <text:s/></text:span><text:span text:style-name="T52">A‘tuin nese na svém krunýři celý svět.</text:span><text:span text:style-name="T52"><text:note text:id="ftn4" text:note-class="footnote"><text:note-citation>4</text:note-citation><text:note-body>
       <text:p text:style-name="P24"><text:s/>A mezi něj a velkou A‘tuin se ještě navíc vmezeřilo čtyři až pět slonů, pro více informací doporučuju studium knih úžasná Zeměplocha od Terryho Pratchetta</text:p></text:note-body></text:note></text:span><text:span text:style-name="T52"> Sleipnir je spojením vody a vzduchu, výsledek je poněkud zvláštní a navíc osminohý. Létající bizon má </text:span><text:span text:style-name="T56">sice </text:span><text:span text:style-name="T52">v sobě c</text:span><text:span text:style-name="T56">ítit cosi</text:span><text:span text:style-name="T52"> ze dřeva, není to na </text:span><text:soft-page-break/><text:span text:style-name="T52">něm však příliš znát. A nakonec </text:span><text:span text:style-name="T51">Mothra, </text:span><text:span text:style-name="T54">který</text:span><text:span text:style-name="T51"> </text:span><text:span text:style-name="T52">má v sobě ještě o něco méně </text:span><text:span text:style-name="T56">z </text:span><text:span text:style-name="T52">chaosu než má v sobě létající bizon </text:span><text:span text:style-name="T56">ze </text:span><text:span text:style-name="T52">dřeva.</text:span></text:p>
      <text:p text:style-name="P28"/>
      <text:p text:style-name="P20"><text:span text:style-name="T52">P</text:span><text:span text:style-name="T54">osledním živlem je chaos.</text:span><text:span text:style-name="T52"> Chaos, který byl na počátku a do kterého se nezadržitelně jednou propadne i náš svět, tak jako z něj povstal. Chcete-li dodat svým nočním můrám šmrnc, doporučuji </text:span><text:span text:style-name="T54">zařadit do nich </text:span><text:span text:style-name="T52">Hydru. Její stále dorůstající hlavy symbolizují neústupnost a nevyhnutelnost chaosu, který ani smrt nedokázala zadržet. </text:span><text:span text:style-name="T53">Ogdru Jahad má </text:span><text:span text:style-name="T54">s sebou </text:span><text:span text:style-name="T53">přinést konec světa a nastolit tak opětovnou vládu chaosu.</text:span><text:span text:style-name="T52"> Balrog, ohnivý démon, </text:span><text:span text:style-name="T53">pak </text:span><text:span text:style-name="T52">symbolizuje den, kdy chaos zvítězí v </text:span><text:span text:style-name="T54">posledním </text:span><text:span text:style-name="T52">boji nad ohněm, jenž bude v den apokalypsy jeho j</text:span><text:span text:style-name="T55">ediným zbývajícím</text:span><text:span text:style-name="T52"> protivníkem. </text:span><text:span text:style-name="T55">A nakonec zůstává </text:span><text:span text:style-name="T53">Cuthulu, chaos sám. </text:span><text:span text:style-name="T55">J</text:span><text:span text:style-name="T53">e jeho prapůvodním ztělesněním a symbolizuje sílu a moc chaosu </text:span><text:span text:style-name="T54">ještě </text:span><text:span text:style-name="T53">před tím, než </text:span><text:span text:style-name="T54">v něm</text:span><text:span text:style-name="T53"> povstal oheň </text:span><text:span text:style-name="T54">a vznikl svět</text:span><text:span text:style-name="T53">. </text:span></text:p>
      <text:p text:style-name="P29"/>
      <text:p text:style-name="P22"><text:span text:style-name="T53">T</text:span><text:span text:style-name="T55">ím se nám pomyslný kruh uzavírá.</text:span><text:span text:style-name="T55"><text:note text:id="ftn5" text:note-class="footnote"><text:note-citation>5</text:note-citation><text:note-body>
       <text:p text:style-name="P25">Opravdu vás mám ještě pořád přesvědčovat, že zvěrokruh je špatně?</text:p></text:note-body></text:note></text:span><text:span text:style-name="T55"> </text:span><text:span text:style-name="T56">A</text:span><text:span text:style-name="T55">le jelikož se pohybujeme na spirále, tak pozornějším z vás jistě došlo, že tak, jako se spirála donekonečna otáčí, tak i koloběh boje chaosu s ohněm je nekonečný, a zatímco </text:span><text:span text:style-name="T56">se </text:span><text:span text:style-name="T55">s</text:span><text:span text:style-name="T56">tarý</text:span><text:span text:style-name="T55"> svět propadl do temnoty,</text:span><text:span text:style-name="T56"> z chaosu co nevidět povstane nový.</text:span></text:p>
      <text:p text:style-name="P30"/>
      <text:p text:style-name="P30">Zvěrála samotná tak symbolizuje nekonečný boj dobra se zlem, temnoty a světla, ale hlavně slouží k těm nejúžasnějším předpovědím, a to je právě to, co nás bude zajímat.</text:p>
      <text:p text:style-name="P30"/>
      <text:p text:style-name="P22"><text:span text:style-name="T55">T</text:span><text:span text:style-name="T56">ímto vás zvu, abyste</text:span><text:span text:style-name="T55"> mne n</text:span><text:span text:style-name="T56">ásledovali n</text:span><text:span text:style-name="T55">a pravé cestě znamení Zvěrály</text:span><text:span text:style-name="T1">TM</text:span><text:span text:style-name="T5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22:15:03.600000000</meta:creation-date>
    <dc:date>2020-12-16T23:52:02.817261100</dc:date>
    <meta:editing-duration>PT4H38M44S</meta:editing-duration>
    <meta:editing-cycles>25</meta:editing-cycles>
    <meta:generator>LibreOffice/6.4.6.2$Linux_X86_64 LibreOffice_project/40$Build-2</meta:generator>
    <meta:document-statistic meta:table-count="0" meta:image-count="0" meta:object-count="0" meta:page-count="3" meta:paragraph-count="26" meta:word-count="1709" meta:character-count="10562" meta:non-whitespace-character-count="8872"/>
  </office:meta>
</office:document-meta>
</file>